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38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t</text:p>
          </table:table-cell>
          <table:table-cell table:style-name="Default" office:value-type="string">
            <text:p>h</text:p>
          </table:table-cell>
          <table:table-cell table:style-name="Default" office:value-type="string">
            <text:p>dh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2*146*SIN(2*PI()*([.B6]+66)/2880)" office:value-type="float" office:value="41.8998456214244">
            <text:p>41.8998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146*SIN(2*PI()*([.B7]+66)/2880)" office:value-type="float" office:value="42.5301980499639">
            <text:p>42.530198</text:p>
          </table:table-cell>
          <table:table-cell table:formula="of:=[.C7]-[.C6]" office:value-type="float" office:value="0.63035242853951">
            <text:p>0.630352</text:p>
          </table:table-cell>
          <table:table-cell table:formula="of:=200*[.D7]/1.27" office:value-type="float" office:value="99.2680989826">
            <text:p>99.268098982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2*146*SIN(2*PI()*([.B8]+66)/2880)" office:value-type="float" office:value="43.1603480498463">
            <text:p>43.160348</text:p>
          </table:table-cell>
          <table:table-cell table:formula="of:=[.C8]-[.C7]" office:value-type="float" office:value="0.630149999882434">
            <text:p>0.630150</text:p>
          </table:table-cell>
          <table:table-cell table:formula="of:=200*[.D8]/1.27" office:value-type="float" office:value="99.2362204539266">
            <text:p>99.236220453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2*146*SIN(2*PI()*([.B9]+66)/2880)" office:value-type="float" office:value="43.7902926217811">
            <text:p>43.790293</text:p>
          </table:table-cell>
          <table:table-cell table:formula="of:=[.C9]-[.C8]" office:value-type="float" office:value="0.629944571934828">
            <text:p>0.629945</text:p>
          </table:table-cell>
          <table:table-cell table:formula="of:=200*[.D9]/1.27" office:value-type="float" office:value="99.203869596036">
            <text:p>99.20386959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2*146*SIN(2*PI()*([.B10]+66)/2880)" office:value-type="float" office:value="44.4200287674557">
            <text:p>44.420029</text:p>
          </table:table-cell>
          <table:table-cell table:formula="of:=[.C10]-[.C9]" office:value-type="float" office:value="0.629736145674542">
            <text:p>0.629736</text:p>
          </table:table-cell>
          <table:table-cell table:formula="of:=200*[.D10]/1.27" office:value-type="float" office:value="99.17104656292">
            <text:p>99.171046562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2*146*SIN(2*PI()*([.B11]+66)/2880)" office:value-type="float" office:value="45.0495534895492">
            <text:p>45.049553</text:p>
          </table:table-cell>
          <table:table-cell table:formula="of:=[.C11]-[.C10]" office:value-type="float" office:value="0.629524722093549">
            <text:p>0.629525</text:p>
          </table:table-cell>
          <table:table-cell table:formula="of:=200*[.D11]/1.27" office:value-type="float" office:value="99.1377515107952">
            <text:p>99.137751510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2*146*SIN(2*PI()*([.B12]+66)/2880)" office:value-type="float" office:value="45.6788637917474">
            <text:p>45.678864</text:p>
          </table:table-cell>
          <table:table-cell table:formula="of:=[.C12]-[.C11]" office:value-type="float" office:value="0.629310302198185">
            <text:p>0.629310</text:p>
          </table:table-cell>
          <table:table-cell table:formula="of:=200*[.D12]/1.27" office:value-type="float" office:value="99.1039845981394">
            <text:p>99.103984598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2*146*SIN(2*PI()*([.B13]+66)/2880)" office:value-type="float" office:value="46.3079566787564">
            <text:p>46.307957</text:p>
          </table:table-cell>
          <table:table-cell table:formula="of:=[.C13]-[.C12]" office:value-type="float" office:value="0.629092887009001">
            <text:p>0.629093</text:p>
          </table:table-cell>
          <table:table-cell table:formula="of:=200*[.D13]/1.27" office:value-type="float" office:value="99.0697459856695">
            <text:p>99.069745985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*146*SIN(2*PI()*([.B14]+66)/2880)" office:value-type="float" office:value="46.9368291563172">
            <text:p>46.936829</text:p>
          </table:table-cell>
          <table:table-cell table:formula="of:=[.C14]-[.C13]" office:value-type="float" office:value="0.628872477560812">
            <text:p>0.628872</text:p>
          </table:table-cell>
          <table:table-cell table:formula="of:=200*[.D14]/1.27" office:value-type="float" office:value="99.0350358363483">
            <text:p>99.035035836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2*146*SIN(2*PI()*([.B15]+66)/2880)" office:value-type="float" office:value="47.5654782312199">
            <text:p>47.565478</text:p>
          </table:table-cell>
          <table:table-cell table:formula="of:=[.C15]-[.C14]" office:value-type="float" office:value="0.62864907490269">
            <text:p>0.628649</text:p>
          </table:table-cell>
          <table:table-cell table:formula="of:=200*[.D15]/1.27" office:value-type="float" office:value="98.9998543153842">
            <text:p>98.999854315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2*146*SIN(2*PI()*([.B16]+66)/2880)" office:value-type="float" office:value="48.1939009113179">
            <text:p>48.193901</text:p>
          </table:table-cell>
          <table:table-cell table:formula="of:=[.C16]-[.C15]" office:value-type="float" office:value="0.628422680097955">
            <text:p>0.628423</text:p>
          </table:table-cell>
          <table:table-cell table:formula="of:=200*[.D16]/1.27" office:value-type="float" office:value="98.9642015902292">
            <text:p>98.964201590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2*146*SIN(2*PI()*([.B17]+66)/2880)" office:value-type="float" office:value="48.8220942055421">
            <text:p>48.822094</text:p>
          </table:table-cell>
          <table:table-cell table:formula="of:=[.C17]-[.C16]" office:value-type="float" office:value="0.628193294224189">
            <text:p>0.628193</text:p>
          </table:table-cell>
          <table:table-cell table:formula="of:=200*[.D17]/1.27" office:value-type="float" office:value="98.928077830581">
            <text:p>98.928077830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2*146*SIN(2*PI()*([.B18]+66)/2880)" office:value-type="float" office:value="49.4500551239152">
            <text:p>49.450055</text:p>
          </table:table-cell>
          <table:table-cell table:formula="of:=[.C18]-[.C17]" office:value-type="float" office:value="0.62796091837312">
            <text:p>0.627961</text:p>
          </table:table-cell>
          <table:table-cell table:formula="of:=200*[.D18]/1.27" office:value-type="float" office:value="98.8914832083653">
            <text:p>98.891483208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2*146*SIN(2*PI()*([.B19]+66)/2880)" office:value-type="float" office:value="50.0777806775661">
            <text:p>50.077781</text:p>
          </table:table-cell>
          <table:table-cell table:formula="of:=[.C19]-[.C18]" office:value-type="float" office:value="0.627725553650869">
            <text:p>0.627726</text:p>
          </table:table-cell>
          <table:table-cell table:formula="of:=200*[.D19]/1.27" office:value-type="float" office:value="98.8544178977747">
            <text:p>98.854417897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2*146*SIN(2*PI()*([.B20]+66)/2880)" office:value-type="float" office:value="50.7052678787437">
            <text:p>50.705268</text:p>
          </table:table-cell>
          <table:table-cell table:formula="of:=[.C20]-[.C19]" office:value-type="float" office:value="0.627487201177608">
            <text:p>0.627487</text:p>
          </table:table-cell>
          <table:table-cell table:formula="of:=200*[.D20]/1.27" office:value-type="float" office:value="98.8168820752139">
            <text:p>98.816882075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2*146*SIN(2*PI()*([.B21]+66)/2880)" office:value-type="float" office:value="51.3325137408315">
            <text:p>51.332514</text:p>
          </table:table-cell>
          <table:table-cell table:formula="of:=[.C21]-[.C20]" office:value-type="float" office:value="0.627245862087861">
            <text:p>0.627246</text:p>
          </table:table-cell>
          <table:table-cell table:formula="of:=200*[.D21]/1.27" office:value-type="float" office:value="98.7788759193482">
            <text:p>98.778875919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*146*SIN(2*PI()*([.B22]+66)/2880)" office:value-type="float" office:value="51.9595152783618">
            <text:p>51.959515</text:p>
          </table:table-cell>
          <table:table-cell table:formula="of:=[.C22]-[.C21]" office:value-type="float" office:value="0.627001537530269">
            <text:p>0.627002</text:p>
          </table:table-cell>
          <table:table-cell table:formula="of:=200*[.D22]/1.27" office:value-type="float" office:value="98.740399611066">
            <text:p>98.740399611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2*146*SIN(2*PI()*([.B23]+66)/2880)" office:value-type="float" office:value="52.5862695070296">
            <text:p>52.586270</text:p>
          </table:table-cell>
          <table:table-cell table:formula="of:=[.C23]-[.C22]" office:value-type="float" office:value="0.626754228667799">
            <text:p>0.626754</text:p>
          </table:table-cell>
          <table:table-cell table:formula="of:=200*[.D23]/1.27" office:value-type="float" office:value="98.7014533335117">
            <text:p>98.701453333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2*146*SIN(2*PI()*([.B24]+66)/2880)" office:value-type="float" office:value="53.2127734437071">
            <text:p>53.212773</text:p>
          </table:table-cell>
          <table:table-cell table:formula="of:=[.C24]-[.C23]" office:value-type="float" office:value="0.62650393667748">
            <text:p>0.626504</text:p>
          </table:table-cell>
          <table:table-cell table:formula="of:=200*[.D24]/1.27" office:value-type="float" office:value="98.6620372720441">
            <text:p>98.66203727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2*146*SIN(2*PI()*([.B25]+66)/2880)" office:value-type="float" office:value="53.8390241064577">
            <text:p>53.839024</text:p>
          </table:table-cell>
          <table:table-cell table:formula="of:=[.C25]-[.C24]" office:value-type="float" office:value="0.62625066275065">
            <text:p>0.626251</text:p>
          </table:table-cell>
          <table:table-cell table:formula="of:=200*[.D25]/1.27" office:value-type="float" office:value="98.6221516142755">
            <text:p>98.622151614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2*146*SIN(2*PI()*([.B26]+66)/2880)" office:value-type="float" office:value="54.4650185145505">
            <text:p>54.465019</text:p>
          </table:table-cell>
          <table:table-cell table:formula="of:=[.C26]-[.C25]" office:value-type="float" office:value="0.625994408092787">
            <text:p>0.625994</text:p>
          </table:table-cell>
          <table:table-cell table:formula="of:=200*[.D26]/1.27" office:value-type="float" office:value="98.5817965500451">
            <text:p>98.5817965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2*146*SIN(2*PI()*([.B27]+66)/2880)" office:value-type="float" office:value="55.0907536884741">
            <text:p>55.090754</text:p>
          </table:table-cell>
          <table:table-cell table:formula="of:=[.C27]-[.C26]" office:value-type="float" office:value="0.625735173923623">
            <text:p>0.625735</text:p>
          </table:table-cell>
          <table:table-cell table:formula="of:=200*[.D27]/1.27" office:value-type="float" office:value="98.5409722714367">
            <text:p>98.540972271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2*146*SIN(2*PI()*([.B28]+66)/2880)" office:value-type="float" office:value="55.7162266499511">
            <text:p>55.716227</text:p>
          </table:table-cell>
          <table:table-cell table:formula="of:=[.C28]-[.C27]" office:value-type="float" office:value="0.625472961476959">
            <text:p>0.625473</text:p>
          </table:table-cell>
          <table:table-cell table:formula="of:=200*[.D28]/1.27" office:value-type="float" office:value="98.4996789727494">
            <text:p>98.499678972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2*146*SIN(2*PI()*([.B29]+66)/2880)" office:value-type="float" office:value="56.3414344219519">
            <text:p>56.341434</text:p>
          </table:table-cell>
          <table:table-cell table:formula="of:=[.C29]-[.C28]" office:value-type="float" office:value="0.625207772000856">
            <text:p>0.625208</text:p>
          </table:table-cell>
          <table:table-cell table:formula="of:=200*[.D29]/1.27" office:value-type="float" office:value="98.4579168505285">
            <text:p>98.457916850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2*146*SIN(2*PI()*([.B30]+66)/2880)" office:value-type="float" office:value="56.9663740287094">
            <text:p>56.966374</text:p>
          </table:table-cell>
          <table:table-cell table:formula="of:=[.C30]-[.C29]" office:value-type="float" office:value="0.624939606757508">
            <text:p>0.624940</text:p>
          </table:table-cell>
          <table:table-cell table:formula="of:=200*[.D30]/1.27" office:value-type="float" office:value="98.4156861035445">
            <text:p>98.415686103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2*146*SIN(2*PI()*([.B31]+66)/2880)" office:value-type="float" office:value="57.5910424957328">
            <text:p>57.591042</text:p>
          </table:table-cell>
          <table:table-cell table:formula="of:=[.C31]-[.C30]" office:value-type="float" office:value="0.624668467023326">
            <text:p>0.624668</text:p>
          </table:table-cell>
          <table:table-cell table:formula="of:=200*[.D31]/1.27" office:value-type="float" office:value="98.3729869328073">
            <text:p>98.3729869328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2*146*SIN(2*PI()*([.B32]+66)/2880)" office:value-type="float" office:value="58.2154368498216">
            <text:p>58.215437</text:p>
          </table:table-cell>
          <table:table-cell table:formula="of:=[.C32]-[.C31]" office:value-type="float" office:value="0.6243943540888">
            <text:p>0.624394</text:p>
          </table:table-cell>
          <table:table-cell table:formula="of:=200*[.D32]/1.27" office:value-type="float" office:value="98.3298195415433">
            <text:p>98.329819541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2*146*SIN(2*PI()*([.B33]+66)/2880)" office:value-type="float" office:value="58.8395541190802">
            <text:p>58.839554</text:p>
          </table:table-cell>
          <table:table-cell table:formula="of:=[.C33]-[.C32]" office:value-type="float" office:value="0.624117269258619">
            <text:p>0.624117</text:p>
          </table:table-cell>
          <table:table-cell table:formula="of:=200*[.D33]/1.27" office:value-type="float" office:value="98.2861841352156">
            <text:p>98.2861841352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2*146*SIN(2*PI()*([.B34]+66)/2880)" office:value-type="float" office:value="59.4633913329318">
            <text:p>59.463391</text:p>
          </table:table-cell>
          <table:table-cell table:formula="of:=[.C34]-[.C33]" office:value-type="float" office:value="0.623837213851637">
            <text:p>0.623837</text:p>
          </table:table-cell>
          <table:table-cell table:formula="of:=200*[.D34]/1.27" office:value-type="float" office:value="98.2420809215176">
            <text:p>98.242080921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2*146*SIN(2*PI()*([.B35]+66)/2880)" office:value-type="float" office:value="60.0869455221326">
            <text:p>60.086946</text:p>
          </table:table-cell>
          <table:table-cell table:formula="of:=[.C35]-[.C34]" office:value-type="float" office:value="0.62355418920076">
            <text:p>0.623554</text:p>
          </table:table-cell>
          <table:table-cell table:formula="of:=200*[.D35]/1.27" office:value-type="float" office:value="98.197510110356">
            <text:p>98.197510110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2*146*SIN(2*PI()*([.B36]+66)/2880)" office:value-type="float" office:value="60.7102137187857">
            <text:p>60.710214</text:p>
          </table:table-cell>
          <table:table-cell table:formula="of:=[.C36]-[.C35]" office:value-type="float" office:value="0.623268196653129">
            <text:p>0.623268</text:p>
          </table:table-cell>
          <table:table-cell table:formula="of:=200*[.D36]/1.27" office:value-type="float" office:value="98.1524719138786">
            <text:p>98.152471913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2*146*SIN(2*PI()*([.B37]+66)/2880)" office:value-type="float" office:value="61.3331929563557">
            <text:p>61.333193</text:p>
          </table:table-cell>
          <table:table-cell table:formula="of:=[.C37]-[.C36]" office:value-type="float" office:value="0.622979237569979">
            <text:p>0.622979</text:p>
          </table:table-cell>
          <table:table-cell table:formula="of:=200*[.D37]/1.27" office:value-type="float" office:value="98.1069665464534">
            <text:p>98.106966546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*146*SIN(2*PI()*([.B38]+66)/2880)" office:value-type="float" office:value="61.9558802696823">
            <text:p>61.955880</text:p>
          </table:table-cell>
          <table:table-cell table:formula="of:=[.C38]-[.C37]" office:value-type="float" office:value="0.622687313326608">
            <text:p>0.622687</text:p>
          </table:table-cell>
          <table:table-cell table:formula="of:=200*[.D38]/1.27" office:value-type="float" office:value="98.0609942246627">
            <text:p>98.0609942247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2*146*SIN(2*PI()*([.B39]+66)/2880)" office:value-type="float" office:value="62.5782726949948">
            <text:p>62.578273</text:p>
          </table:table-cell>
          <table:table-cell table:formula="of:=[.C39]-[.C38]" office:value-type="float" office:value="0.622392425312519">
            <text:p>0.622392</text:p>
          </table:table-cell>
          <table:table-cell table:formula="of:=200*[.D39]/1.27" office:value-type="float" office:value="98.0145551673258">
            <text:p>98.014555167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2*146*SIN(2*PI()*([.B40]+66)/2880)" office:value-type="float" office:value="63.200367269926">
            <text:p>63.200367</text:p>
          </table:table-cell>
          <table:table-cell table:formula="of:=[.C40]-[.C39]" office:value-type="float" office:value="0.622094574931218">
            <text:p>0.622095</text:p>
          </table:table-cell>
          <table:table-cell table:formula="of:=200*[.D40]/1.27" office:value-type="float" office:value="97.9676495954674">
            <text:p>97.967649595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2*146*SIN(2*PI()*([.B41]+66)/2880)" office:value-type="float" office:value="63.8221610335265">
            <text:p>63.822161</text:p>
          </table:table-cell>
          <table:table-cell table:formula="of:=[.C41]-[.C40]" office:value-type="float" office:value="0.621793763600415">
            <text:p>0.621794</text:p>
          </table:table-cell>
          <table:table-cell table:formula="of:=200*[.D41]/1.27" office:value-type="float" office:value="97.9202777323488">
            <text:p>97.9202777323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2*146*SIN(2*PI()*([.B42]+66)/2880)" office:value-type="float" office:value="64.4436510262783">
            <text:p>64.443651</text:p>
          </table:table-cell>
          <table:table-cell table:formula="of:=[.C42]-[.C41]" office:value-type="float" office:value="0.621489992751862">
            <text:p>0.621490</text:p>
          </table:table-cell>
          <table:table-cell table:formula="of:=200*[.D42]/1.27" office:value-type="float" office:value="97.8724398034428">
            <text:p>97.872439803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2*146*SIN(2*PI()*([.B43]+66)/2880)" office:value-type="float" office:value="65.0648342901097">
            <text:p>65.064834</text:p>
          </table:table-cell>
          <table:table-cell table:formula="of:=[.C43]-[.C42]" office:value-type="float" office:value="0.621183263831369">
            <text:p>0.621183</text:p>
          </table:table-cell>
          <table:table-cell table:formula="of:=200*[.D43]/1.27" office:value-type="float" office:value="97.8241360364361">
            <text:p>97.8241360364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2*146*SIN(2*PI()*([.B44]+66)/2880)" office:value-type="float" office:value="65.6857078684086">
            <text:p>65.685708</text:p>
          </table:table-cell>
          <table:table-cell table:formula="of:=[.C44]-[.C43]" office:value-type="float" office:value="0.620873578298898">
            <text:p>0.620874</text:p>
          </table:table-cell>
          <table:table-cell table:formula="of:=200*[.D44]/1.27" office:value-type="float" office:value="97.7753666612438">
            <text:p>97.775366661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2*146*SIN(2*PI()*([.B45]+66)/2880)" office:value-type="float" office:value="66.306268806037">
            <text:p>66.306269</text:p>
          </table:table-cell>
          <table:table-cell table:formula="of:=[.C45]-[.C44]" office:value-type="float" office:value="0.620560937628397">
            <text:p>0.620561</text:p>
          </table:table-cell>
          <table:table-cell table:formula="of:=200*[.D45]/1.27" office:value-type="float" office:value="97.7261319099838">
            <text:p>97.7261319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2*146*SIN(2*PI()*([.B46]+66)/2880)" office:value-type="float" office:value="66.9265141493449">
            <text:p>66.926514</text:p>
          </table:table-cell>
          <table:table-cell table:formula="of:=[.C46]-[.C45]" office:value-type="float" office:value="0.620245343307943">
            <text:p>0.620245</text:p>
          </table:table-cell>
          <table:table-cell table:formula="of:=200*[.D46]/1.27" office:value-type="float" office:value="97.6764320169989">
            <text:p>97.676432017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2*146*SIN(2*PI()*([.B47]+66)/2880)" office:value-type="float" office:value="67.5464409461846">
            <text:p>67.546441</text:p>
          </table:table-cell>
          <table:table-cell table:formula="of:=[.C47]-[.C46]" office:value-type="float" office:value="0.619926796839692">
            <text:p>0.619927</text:p>
          </table:table-cell>
          <table:table-cell table:formula="of:=200*[.D47]/1.27" office:value-type="float" office:value="97.6262672188492">
            <text:p>97.6262672188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2*146*SIN(2*PI()*([.B48]+66)/2880)" office:value-type="float" office:value="68.1660462459244">
            <text:p>68.166046</text:p>
          </table:table-cell>
          <table:table-cell table:formula="of:=[.C48]-[.C47]" office:value-type="float" office:value="0.61960529973976">
            <text:p>0.619605</text:p>
          </table:table-cell>
          <table:table-cell table:formula="of:=200*[.D48]/1.27" office:value-type="float" office:value="97.5756377542929">
            <text:p>97.575637754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2*146*SIN(2*PI()*([.B49]+66)/2880)" office:value-type="float" office:value="68.7853270994628">
            <text:p>68.785327</text:p>
          </table:table-cell>
          <table:table-cell table:formula="of:=[.C49]-[.C48]" office:value-type="float" office:value="0.619280853538371">
            <text:p>0.619281</text:p>
          </table:table-cell>
          <table:table-cell table:formula="of:=200*[.D49]/1.27" office:value-type="float" office:value="97.5245438643103">
            <text:p>97.52454386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2*146*SIN(2*PI()*([.B50]+66)/2880)" office:value-type="float" office:value="69.4042805592426">
            <text:p>69.404281</text:p>
          </table:table-cell>
          <table:table-cell table:formula="of:=[.C50]-[.C49]" office:value-type="float" office:value="0.618953459779803">
            <text:p>0.618953</text:p>
          </table:table-cell>
          <table:table-cell table:formula="of:=200*[.D50]/1.27" office:value-type="float" office:value="97.472985792095">
            <text:p>97.472985792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2*146*SIN(2*PI()*([.B51]+66)/2880)" office:value-type="float" office:value="70.0229036792648">
            <text:p>70.022904</text:p>
          </table:table-cell>
          <table:table-cell table:formula="of:=[.C51]-[.C50]" office:value-type="float" office:value="0.618623120022278">
            <text:p>0.618623</text:p>
          </table:table-cell>
          <table:table-cell table:formula="of:=200*[.D51]/1.27" office:value-type="float" office:value="97.4209637830359">
            <text:p>97.42096378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2*146*SIN(2*PI()*([.B52]+66)/2880)" office:value-type="float" office:value="70.641193515103">
            <text:p>70.641194</text:p>
          </table:table-cell>
          <table:table-cell table:formula="of:=[.C52]-[.C51]" office:value-type="float" office:value="0.618289835838155">
            <text:p>0.618290</text:p>
          </table:table-cell>
          <table:table-cell table:formula="of:=200*[.D52]/1.27" office:value-type="float" office:value="97.3684780847488">
            <text:p>97.3684780847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2*146*SIN(2*PI()*([.B53]+66)/2880)" office:value-type="float" office:value="71.2591471239167">
            <text:p>71.259147</text:p>
          </table:table-cell>
          <table:table-cell table:formula="of:=[.C53]-[.C52]" office:value-type="float" office:value="0.617953608813693">
            <text:p>0.617954</text:p>
          </table:table-cell>
          <table:table-cell table:formula="of:=200*[.D53]/1.27" office:value-type="float" office:value="97.3155289470382">
            <text:p>97.31552894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2*146*SIN(2*PI()*([.B54]+66)/2880)" office:value-type="float" office:value="71.876761564466">
            <text:p>71.876762</text:p>
          </table:table-cell>
          <table:table-cell table:formula="of:=[.C54]-[.C53]" office:value-type="float" office:value="0.617614440549289">
            <text:p>0.617614</text:p>
          </table:table-cell>
          <table:table-cell table:formula="of:=200*[.D54]/1.27" office:value-type="float" office:value="97.2621166219353">
            <text:p>97.262116621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2*146*SIN(2*PI()*([.B55]+66)/2880)" office:value-type="float" office:value="72.4940338971252">
            <text:p>72.494034</text:p>
          </table:table-cell>
          <table:table-cell table:formula="of:=[.C55]-[.C54]" office:value-type="float" office:value="0.617272332659184">
            <text:p>0.617272</text:p>
          </table:table-cell>
          <table:table-cell table:formula="of:=200*[.D55]/1.27" office:value-type="float" office:value="97.208241363651">
            <text:p>97.2082413637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2*146*SIN(2*PI()*([.B56]+66)/2880)" office:value-type="float" office:value="73.1109611838969">
            <text:p>73.110961</text:p>
          </table:table-cell>
          <table:table-cell table:formula="of:=[.C56]-[.C55]" office:value-type="float" office:value="0.616927286771755">
            <text:p>0.616927</text:p>
          </table:table-cell>
          <table:table-cell table:formula="of:=200*[.D56]/1.27" office:value-type="float" office:value="97.1539034286229">
            <text:p>97.153903428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2*146*SIN(2*PI()*([.B57]+66)/2880)" office:value-type="float" office:value="73.7275404884261">
            <text:p>73.727540</text:p>
          </table:table-cell>
          <table:table-cell table:formula="of:=[.C57]-[.C56]" office:value-type="float" office:value="0.616579304529225">
            <text:p>0.616579</text:p>
          </table:table-cell>
          <table:table-cell table:formula="of:=200*[.D57]/1.27" office:value-type="float" office:value="97.0991030754685">
            <text:p>97.099103075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2*146*SIN(2*PI()*([.B58]+66)/2880)" office:value-type="float" office:value="74.3437688760141">
            <text:p>74.343769</text:p>
          </table:table-cell>
          <table:table-cell table:formula="of:=[.C58]-[.C57]" office:value-type="float" office:value="0.616228387587924">
            <text:p>0.616228</text:p>
          </table:table-cell>
          <table:table-cell table:formula="of:=200*[.D58]/1.27" office:value-type="float" office:value="97.0438405650274">
            <text:p>97.043840565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2*146*SIN(2*PI()*([.B59]+66)/2880)" office:value-type="float" office:value="74.9596434136322">
            <text:p>74.959643</text:p>
          </table:table-cell>
          <table:table-cell table:formula="of:=[.C59]-[.C58]" office:value-type="float" office:value="0.615874537618097">
            <text:p>0.615875</text:p>
          </table:table-cell>
          <table:table-cell table:formula="of:=200*[.D59]/1.27" office:value-type="float" office:value="96.9881161603303">
            <text:p>96.988116160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2*146*SIN(2*PI()*([.B60]+66)/2880)" office:value-type="float" office:value="75.5751611699361">
            <text:p>75.575161</text:p>
          </table:table-cell>
          <table:table-cell table:formula="of:=[.C60]-[.C59]" office:value-type="float" office:value="0.615517756303902">
            <text:p>0.615518</text:p>
          </table:table-cell>
          <table:table-cell table:formula="of:=200*[.D60]/1.27" office:value-type="float" office:value="96.9319301265987">
            <text:p>96.931930126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2*146*SIN(2*PI()*([.B61]+66)/2880)" office:value-type="float" office:value="76.1903192152796">
            <text:p>76.190319</text:p>
          </table:table-cell>
          <table:table-cell table:formula="of:=[.C61]-[.C60]" office:value-type="float" office:value="0.615158045343534">
            <text:p>0.615158</text:p>
          </table:table-cell>
          <table:table-cell table:formula="of:=200*[.D61]/1.27" office:value-type="float" office:value="96.8752827312652">
            <text:p>96.875282731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2*146*SIN(2*PI()*([.B62]+66)/2880)" office:value-type="float" office:value="76.8051146217286">
            <text:p>76.805115</text:p>
          </table:table-cell>
          <table:table-cell table:formula="of:=[.C62]-[.C61]" office:value-type="float" office:value="0.614795406449048">
            <text:p>0.614795</text:p>
          </table:table-cell>
          <table:table-cell table:formula="of:=200*[.D62]/1.27" office:value-type="float" office:value="96.8181742439445">
            <text:p>96.818174243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2*146*SIN(2*PI()*([.B63]+66)/2880)" office:value-type="float" office:value="77.4195444630751">
            <text:p>77.419544</text:p>
          </table:table-cell>
          <table:table-cell table:formula="of:=[.C63]-[.C62]" office:value-type="float" office:value="0.614429841346507">
            <text:p>0.614430</text:p>
          </table:table-cell>
          <table:table-cell table:formula="of:=200*[.D63]/1.27" office:value-type="float" office:value="96.7606049364577">
            <text:p>96.76060493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2*146*SIN(2*PI()*([.B64]+66)/2880)" office:value-type="float" office:value="78.033605814851">
            <text:p>78.033606</text:p>
          </table:table-cell>
          <table:table-cell table:formula="of:=[.C64]-[.C63]" office:value-type="float" office:value="0.61406135177586">
            <text:p>0.614061</text:p>
          </table:table-cell>
          <table:table-cell table:formula="of:=200*[.D64]/1.27" office:value-type="float" office:value="96.7025750828125">
            <text:p>96.702575082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2*146*SIN(2*PI()*([.B65]+66)/2880)" office:value-type="float" office:value="78.647295754342">
            <text:p>78.647296</text:p>
          </table:table-cell>
          <table:table-cell table:formula="of:=[.C65]-[.C64]" office:value-type="float" office:value="0.613689939490982">
            <text:p>0.613690</text:p>
          </table:table-cell>
          <table:table-cell table:formula="of:=200*[.D65]/1.27" office:value-type="float" office:value="96.6440849592097">
            <text:p>96.644084959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2*146*SIN(2*PI()*([.B66]+66)/2880)" office:value-type="float" office:value="79.2606113606017">
            <text:p>79.260611</text:p>
          </table:table-cell>
          <table:table-cell table:formula="of:=[.C66]-[.C65]" office:value-type="float" office:value="0.613315606259704">
            <text:p>0.613316</text:p>
          </table:table-cell>
          <table:table-cell table:formula="of:=200*[.D66]/1.27" office:value-type="float" office:value="96.5851348440478">
            <text:p>96.585134844</text:p>
          </table:table-cell>
        </table:table-row>
        <table:table-row table:style-name="ro1" table:number-rows-repeated="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00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23:33:01.59</meta:creation-date>
    <dc:date>2011-10-13T00:26:30.76</dc:date>
    <meta:editing-duration>PT20M54S</meta:editing-duration>
    <meta:editing-cycles>2</meta:editing-cycles>
    <meta:generator>LibreOffice/3.3$Win32 LibreOffice_project/330m19$Build-6</meta:generator>
    <meta:document-statistic meta:table-count="3" meta:cell-count="245" meta:object-count="0"/>
  </office:meta>
</office:document-meta>
</file>